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13.81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66ccff" fo:border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row table:style-name="ro1">
          <table:table-cell table:style-name="ce1"/>
          <table:table-cell table:style-name="ce6" office:value-type="string">
            <text:p>ARENA</text:p>
          </table:table-cell>
          <table:table-cell table:style-name="ce12" office:value-type="string">
            <text:p>TARGE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MOKE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P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ARK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OS CARTAS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MARADA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NK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AFORANDO*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LIBERDADE*</text:p>
          </table:table-cell>
          <table:table-cell table:style-name="ce3" office:value-type="float" office:value="850">
            <text:p>850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4"/>
          <table:table-cell table:style-name="ce10" office:value-type="string">
            <text:p>ESPECIAL</text:p>
          </table:table-cell>
          <table:table-cell table:style-name="ce13" office:value-type="string">
            <text:p>TARGE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ABELHA +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+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CIO *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EAKER +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HIN +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S MUNIÇÃO /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S CARTAS /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VA *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STOICO +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NTRY *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Y *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RTAS HEAD /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EPER +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NICA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3"/>
        </table:table-row>
        <table:table-row table:style-name="ro1" table:number-rows-repeated="2">
          <table:table-cell table:style-name="Default"/>
          <table:table-cell table:style-name="ce11"/>
          <table:table-cell table:style-name="Default"/>
        </table:table-row>
        <table:table-row table:style-name="ro1">
          <table:table-cell table:style-name="Default"/>
          <table:table-cell table:style-name="ce11"/>
          <table:table-cell table:style-name="Default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15:Planilha1.C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13/05/2023</text:date>, <text:time>20:5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3T20:53:54.30</dc:date>
    <dc:creator>housy </dc:creator>
    <meta:editing-duration>PT18H46M10S</meta:editing-duration>
    <meta:editing-cycles>3</meta:editing-cycles>
    <meta:generator>OpenOffice/4.1.13$Win32 OpenOffice.org_project/4113m1$Build-9810</meta:generator>
    <meta:document-statistic meta:table-count="3" meta:cell-count="75" meta:object-count="0"/>
  </office:meta>
</office:document-meta>
</file>